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e0b2a"/>
    </style:style>
    <style:style style:name="P2" style:family="paragraph" style:parent-style-name="Text_20_body">
      <style:text-properties officeooo:paragraph-rsid="003adea6"/>
    </style:style>
    <style:style style:name="P3" style:family="paragraph" style:parent-style-name="Subtitle">
      <style:text-properties fo:language="fr" fo:country="FR"/>
    </style:style>
    <style:style style:name="P4" style:family="paragraph" style:parent-style-name="Subtitle">
      <style:text-properties fo:language="fr" fo:country="FR" officeooo:rsid="001535f6" officeooo:paragraph-rsid="001535f6"/>
    </style:style>
    <style:style style:name="P5" style:family="paragraph" style:parent-style-name="Title">
      <style:text-properties fo:language="fr" fo:country="FR" officeooo:paragraph-rsid="0021c998"/>
    </style:style>
    <style:style style:name="P6" style:family="paragraph" style:parent-style-name="Text_20_body">
      <style:paragraph-properties fo:break-before="page"/>
      <style:text-properties officeooo:paragraph-rsid="003d44bc"/>
    </style:style>
    <style:style style:name="P7" style:family="paragraph" style:parent-style-name="Text_20_body">
      <style:text-properties officeooo:paragraph-rsid="00482150"/>
    </style:style>
    <style:style style:name="T1" style:family="text">
      <style:text-properties fo:language="fr" fo:country="FR"/>
    </style:style>
    <style:style style:name="T2" style:family="text">
      <style:text-properties fo:language="fr" fo:country="FR" officeooo:rsid="001535f6"/>
    </style:style>
    <style:style style:name="T3" style:family="text">
      <style:text-properties fo:language="fr" fo:country="FR" fo:font-style="italic" officeooo:rsid="001535f6" style:font-style-asian="italic" style:font-style-complex="italic"/>
    </style:style>
    <style:style style:name="T4" style:family="text">
      <style:text-properties fo:language="fr" fo:country="FR" fo:font-style="italic" officeooo:rsid="002200fb" style:font-style-asian="italic" style:font-style-complex="italic"/>
    </style:style>
    <style:style style:name="T5" style:family="text">
      <style:text-properties fo:language="fr" fo:country="FR" fo:font-style="italic" officeooo:rsid="003d44bc" style:font-style-asian="italic" style:font-style-complex="italic"/>
    </style:style>
    <style:style style:name="T6" style:family="text">
      <style:text-properties fo:language="fr" fo:country="FR" fo:font-style="italic" fo:font-weight="normal" officeooo:rsid="001535f6" style:font-style-asian="italic" style:font-weight-asian="normal" style:font-style-complex="italic" style:font-weight-complex="normal"/>
    </style:style>
    <style:style style:name="T7" style:family="text">
      <style:text-properties fo:language="fr" fo:country="FR" fo:font-style="italic" fo:font-weight="normal" officeooo:rsid="002200fb" style:font-style-asian="italic" style:font-weight-asian="normal" style:font-style-complex="italic" style:font-weight-complex="normal"/>
    </style:style>
    <style:style style:name="T8" style:family="text">
      <style:text-properties fo:language="fr" fo:country="FR" fo:font-style="italic" fo:font-weight="normal" officeooo:rsid="003d9cdf" style:font-style-asian="italic" style:font-weight-asian="normal" style:font-style-complex="italic" style:font-weight-complex="normal"/>
    </style:style>
    <style:style style:name="T9" style:family="text">
      <style:text-properties fo:language="fr" fo:country="FR" fo:font-style="italic" style:text-underline-style="none" fo:font-weight="normal" officeooo:rsid="0038b19f" style:font-style-asian="italic" style:font-weight-asian="normal" style:font-style-complex="italic" style:font-weight-complex="normal"/>
    </style:style>
    <style:style style:name="T10" style:family="text">
      <style:text-properties fo:language="fr" fo:country="FR" fo:font-style="italic" style:text-underline-style="none" fo:font-weight="normal" officeooo:rsid="0017e89f" style:font-style-asian="italic" style:font-weight-asian="normal" style:font-style-complex="italic" style:font-weight-complex="normal"/>
    </style:style>
    <style:style style:name="T11" style:family="text">
      <style:text-properties fo:language="fr" fo:country="FR" fo:font-weight="normal" officeooo:rsid="001535f6" style:font-weight-asian="normal" style:font-weight-complex="normal"/>
    </style:style>
    <style:style style:name="T12" style:family="text">
      <style:text-properties fo:language="fr" fo:country="FR" fo:font-weight="normal" officeooo:rsid="0017e89f" style:font-weight-asian="normal" style:font-weight-complex="normal"/>
    </style:style>
    <style:style style:name="T13" style:family="text">
      <style:text-properties fo:language="fr" fo:country="FR" fo:font-weight="normal" officeooo:rsid="00171136" style:font-weight-asian="normal" style:font-weight-complex="normal"/>
    </style:style>
    <style:style style:name="T14" style:family="text">
      <style:text-properties fo:language="fr" fo:country="FR" fo:font-weight="normal" officeooo:rsid="00222f11" style:font-weight-asian="normal" style:font-weight-complex="normal"/>
    </style:style>
    <style:style style:name="T15" style:family="text">
      <style:text-properties fo:language="fr" fo:country="FR" fo:font-weight="normal" officeooo:rsid="00267e3b" style:font-weight-asian="normal" style:font-weight-complex="normal"/>
    </style:style>
    <style:style style:name="T16" style:family="text">
      <style:text-properties fo:language="fr" fo:country="FR" fo:font-weight="normal" officeooo:rsid="00405e5d" style:font-weight-asian="normal" style:font-weight-complex="normal"/>
    </style:style>
    <style:style style:name="T17" style:family="text">
      <style:text-properties fo:language="fr" fo:country="FR" fo:font-weight="normal" officeooo:rsid="0040b619" style:font-weight-asian="normal" style:font-weight-complex="normal"/>
    </style:style>
    <style:style style:name="T18" style:family="text">
      <style:text-properties fo:language="fr" fo:country="FR" fo:font-weight="normal" officeooo:rsid="0041c779" style:font-weight-asian="normal" style:font-weight-complex="normal"/>
    </style:style>
    <style:style style:name="T19" style:family="text">
      <style:text-properties fo:language="fr" fo:country="FR" fo:font-weight="normal" officeooo:rsid="0043442d" style:font-weight-asian="normal" style:font-weight-complex="normal"/>
    </style:style>
    <style:style style:name="T20" style:family="text">
      <style:text-properties fo:language="fr" fo:country="FR" fo:font-weight="normal" officeooo:rsid="0044f4a8" style:font-weight-asian="normal" style:font-weight-complex="normal"/>
    </style:style>
    <style:style style:name="T21" style:family="text">
      <style:text-properties fo:language="fr" fo:country="FR" fo:font-style="normal" fo:font-weight="normal" officeooo:rsid="00171136" style:font-style-asian="normal" style:font-weight-asian="normal" style:font-style-complex="normal" style:font-weight-complex="normal"/>
    </style:style>
    <style:style style:name="T22" style:family="text">
      <style:text-properties fo:language="fr" fo:country="FR" fo:font-style="normal" fo:font-weight="normal" officeooo:rsid="0017e89f" style:font-style-asian="normal" style:font-weight-asian="normal" style:font-style-complex="normal" style:font-weight-complex="normal"/>
    </style:style>
    <style:style style:name="T23" style:family="text">
      <style:text-properties fo:language="fr" fo:country="FR" fo:font-style="normal" fo:font-weight="normal" officeooo:rsid="0019507c" style:font-style-asian="normal" style:font-weight-asian="normal" style:font-style-complex="normal" style:font-weight-complex="normal"/>
    </style:style>
    <style:style style:name="T24" style:family="text">
      <style:text-properties fo:language="fr" fo:country="FR" fo:font-style="normal" fo:font-weight="normal" officeooo:rsid="001a6be1" style:font-style-asian="normal" style:font-weight-asian="normal" style:font-style-complex="normal" style:font-weight-complex="normal"/>
    </style:style>
    <style:style style:name="T25" style:family="text">
      <style:text-properties fo:language="fr" fo:country="FR" fo:font-style="normal" fo:font-weight="normal" officeooo:rsid="001c4c95" style:font-style-asian="normal" style:font-weight-asian="normal" style:font-style-complex="normal" style:font-weight-complex="normal"/>
    </style:style>
    <style:style style:name="T26" style:family="text">
      <style:text-properties fo:language="fr" fo:country="FR" fo:font-style="normal" fo:font-weight="normal" officeooo:rsid="002baf46" style:font-style-asian="normal" style:font-weight-asian="normal" style:font-style-complex="normal" style:font-weight-complex="normal"/>
    </style:style>
    <style:style style:name="T27" style:family="text">
      <style:text-properties fo:language="fr" fo:country="FR" fo:font-style="normal" fo:font-weight="normal" officeooo:rsid="002e0b2a" style:font-style-asian="normal" style:font-weight-asian="normal" style:font-style-complex="normal" style:font-weight-complex="normal"/>
    </style:style>
    <style:style style:name="T28" style:family="text">
      <style:text-properties fo:language="fr" fo:country="FR" fo:font-style="normal" fo:font-weight="normal" officeooo:rsid="002fd87c" style:font-style-asian="normal" style:font-weight-asian="normal" style:font-style-complex="normal" style:font-weight-complex="normal"/>
    </style:style>
    <style:style style:name="T29" style:family="text">
      <style:text-properties fo:language="fr" fo:country="FR" fo:font-style="normal" fo:font-weight="normal" officeooo:rsid="003103e0" style:font-style-asian="normal" style:font-weight-asian="normal" style:font-style-complex="normal" style:font-weight-complex="normal"/>
    </style:style>
    <style:style style:name="T30" style:family="text">
      <style:text-properties fo:language="fr" fo:country="FR" fo:font-style="normal" fo:font-weight="normal" officeooo:rsid="001535f6" style:font-style-asian="normal" style:font-weight-asian="normal" style:font-style-complex="normal" style:font-weight-complex="normal"/>
    </style:style>
    <style:style style:name="T31" style:family="text">
      <style:text-properties fo:language="fr" fo:country="FR" fo:font-style="normal" fo:font-weight="normal" officeooo:rsid="00350792" style:font-style-asian="normal" style:font-weight-asian="normal" style:font-style-complex="normal" style:font-weight-complex="normal"/>
    </style:style>
    <style:style style:name="T32" style:family="text">
      <style:text-properties fo:language="fr" fo:country="FR" fo:font-style="normal" fo:font-weight="normal" officeooo:rsid="00370492" style:font-style-asian="normal" style:font-weight-asian="normal" style:font-style-complex="normal" style:font-weight-complex="normal"/>
    </style:style>
    <style:style style:name="T33" style:family="text">
      <style:text-properties fo:language="fr" fo:country="FR" fo:font-style="normal" fo:font-weight="normal" officeooo:rsid="003786f5" style:font-style-asian="normal" style:font-weight-asian="normal" style:font-style-complex="normal" style:font-weight-complex="normal"/>
    </style:style>
    <style:style style:name="T34" style:family="text">
      <style:text-properties fo:language="fr" fo:country="FR" fo:font-style="normal" fo:font-weight="normal" officeooo:rsid="003a36e3" style:font-style-asian="normal" style:font-weight-asian="normal" style:font-style-complex="normal" style:font-weight-complex="normal"/>
    </style:style>
    <style:style style:name="T35" style:family="text">
      <style:text-properties fo:language="fr" fo:country="FR" fo:font-style="normal" fo:font-weight="normal" officeooo:rsid="003adea6" style:font-style-asian="normal" style:font-weight-asian="normal" style:font-style-complex="normal" style:font-weight-complex="normal"/>
    </style:style>
    <style:style style:name="T36" style:family="text">
      <style:text-properties fo:language="fr" fo:country="FR" fo:font-style="normal" fo:font-weight="normal" officeooo:rsid="003bd50f" style:font-style-asian="normal" style:font-weight-asian="normal" style:font-style-complex="normal" style:font-weight-complex="normal"/>
    </style:style>
    <style:style style:name="T37" style:family="text">
      <style:text-properties fo:language="fr" fo:country="FR" fo:font-style="normal" fo:font-weight="normal" officeooo:rsid="00482150" style:font-style-asian="normal" style:font-weight-asian="normal" style:font-style-complex="normal" style:font-weight-complex="normal"/>
    </style:style>
    <style:style style:name="T38" style:family="text">
      <style:text-properties fo:language="fr" fo:country="FR" fo:font-style="normal" fo:font-weight="normal" officeooo:rsid="004b21ce" style:font-style-asian="normal" style:font-weight-asian="normal" style:font-style-complex="normal" style:font-weight-complex="normal"/>
    </style:style>
    <style:style style:name="T39" style:family="text">
      <style:text-properties fo:language="fr" fo:country="FR" officeooo:rsid="002200fb"/>
    </style:style>
    <style:style style:name="T40" style:family="text">
      <style:text-properties fo:language="fr" fo:country="FR" officeooo:rsid="003d44bc"/>
    </style:style>
    <style:style style:name="T41" style:family="text">
      <style:text-properties fo:language="fr" fo:country="FR" officeooo:rsid="003d9cdf"/>
    </style:style>
    <style:style style:name="T42" style:family="text">
      <style:text-properties officeooo:rsid="0021c9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C Application Web <text:bookmark text:name="result_box"/>Présentation du <text:span text:style-name="T42">S</text:span>ystème</text:p>
      <text:p text:style-name="P4">Maxwell Haley</text:p>
      <text:p text:style-name="P3">2018-04-16</text:p>
      <text:p text:style-name="P6"><text:span text:style-name="T1"><text:tab/></text:span><text:bookmark text:name="result_box1"/><text:span text:style-name="T3">L'application </text:span><text:span text:style-name="T4">w</text:span><text:span text:style-name="T3">eb </text:span><text:span text:style-name="T2">de </text:span><text:span text:style-name="T39">R</text:span><text:span text:style-name="T3">econnaissance des </text:span><text:span text:style-name="T4">C</text:span><text:span text:style-name="T3">ompétences</text:span><text:span text:style-name="T2"> </text:span><text:span text:style-name="T5">de</text:span><text:span text:style-name="T40"> </text:span><text:span text:style-name="T4">A</text:span><text:span text:style-name="T3">cquis </text:span><text:span text:style-name="T2">(RAC) est une application utilisée par </text:span><text:bookmark text:name="copyright"/><text:span text:style-name="T41">le </text:span><text:span text:style-name="T2">Cégep Heritage <text:s/>pour migrer le processus RAC entièrement en ligne. </text:span><text:bookmark text:name="result_box3"/><text:span text:style-name="Strong_20_Emphasis"><text:span text:style-name="T11">Le processus RAC permet aux individus de recevoir des crédits académie vers un </text:span></text:span><text:span text:style-name="Strong_20_Emphasis"><text:span text:style-name="T6">Diplôme </text:span></text:span><text:span text:style-name="Strong_20_Emphasis"><text:span text:style-name="T8">d</text:span></text:span><text:span text:style-name="Strong_20_Emphasis"><text:span text:style-name="T6">’études </text:span></text:span><text:span text:style-name="Strong_20_Emphasis"><text:span text:style-name="T8">c</text:span></text:span><text:span text:style-name="Strong_20_Emphasis"><text:span text:style-name="T6">ollégiales </text:span></text:span><text:span text:style-name="Strong_20_Emphasis"><text:span text:style-name="T12">(</text:span></text:span><text:span text:style-name="Strong_20_Emphasis"><text:span text:style-name="T11">DEC</text:span></text:span><text:span text:style-name="Strong_20_Emphasis"><text:span text:style-name="T12">) </text:span></text:span><text:span text:style-name="Strong_20_Emphasis"><text:span text:style-name="T14">ou</text:span></text:span><text:span text:style-name="Strong_20_Emphasis"><text:span text:style-name="T11"> </text:span></text:span><text:span text:style-name="Strong_20_Emphasis"><text:span text:style-name="T14">un</text:span></text:span><text:span text:style-name="Strong_20_Emphasis"><text:span text:style-name="T11"> </text:span></text:span><text:span text:style-name="Strong_20_Emphasis"><text:span text:style-name="T6">Attestation </text:span></text:span><text:span text:style-name="Strong_20_Emphasis"><text:span text:style-name="T8">d</text:span></text:span><text:span text:style-name="Strong_20_Emphasis"><text:span text:style-name="T6">’études </text:span></text:span><text:span text:style-name="Strong_20_Emphasis"><text:span text:style-name="T8">c</text:span></text:span><text:span text:style-name="Strong_20_Emphasis"><text:span text:style-name="T6">ollégiales</text:span></text:span><text:span text:style-name="Strong_20_Emphasis"><text:span text:style-name="T11"> </text:span></text:span><text:span text:style-name="Strong_20_Emphasis"><text:span text:style-name="T12">(</text:span></text:span><text:span text:style-name="Strong_20_Emphasis"><text:span text:style-name="T11">AEC</text:span></text:span><text:span text:style-name="Strong_20_Emphasis"><text:span text:style-name="T12">)</text:span></text:span><text:span text:style-name="Strong_20_Emphasis"><text:span text:style-name="T11">. </text:span></text:span><text:bookmark text:name="result_box4"/><text:span text:style-name="Strong_20_Emphasis"><text:span text:style-name="T11">Ces crédits peuvent être crédité en utilisant des exemples de connaissances provenant d'études antérieures, </text:span></text:span><text:span text:style-name="Strong_20_Emphasis"><text:span text:style-name="T16">de</text:span></text:span><text:span text:style-name="Strong_20_Emphasis"><text:span text:style-name="T11"> formation, </text:span></text:span><text:span text:style-name="Strong_20_Emphasis"><text:span text:style-name="T17">d</text:span></text:span><text:span text:style-name="Strong_20_Emphasis"><text:span text:style-name="T11">'expérience de vie et </text:span></text:span><text:span text:style-name="Strong_20_Emphasis"><text:span text:style-name="T18">d</text:span></text:span><text:span text:style-name="Strong_20_Emphasis"><text:span text:style-name="T11">'expérience de travail pour prouver qu'ils peuvent répondre aux compétences requises </text:span></text:span><text:span text:style-name="Strong_20_Emphasis"><text:span text:style-name="T19">dans</text:span></text:span><text:span text:style-name="Strong_20_Emphasis"><text:span text:style-name="T11"> un programme. </text:span></text:span><text:bookmark text:name="result_box5"/><text:span text:style-name="Strong_20_Emphasis"><text:span text:style-name="T11">Ceux qui sont jugés admissibles à l'</text:span></text:span><text:span text:style-name="Strong_20_Emphasis"><text:span text:style-name="T20">attestation</text:span></text:span><text:span text:style-name="Strong_20_Emphasis"><text:span text:style-name="T11"> peuvent ensuite s'inscrire au programme de choix et ne sont pas tenus de suivre les cours pour prouver leurs compétences acquises dans d'autres aspects de la vie.</text:span></text:span><text:span text:style-name="Strong_20_Emphasis"><text:span text:style-name="T13"> </text:span></text:span><text:bookmark text:name="result_box6"/><text:span text:style-name="Strong_20_Emphasis"><text:span text:style-name="T13">L'application </text:span></text:span><text:span text:style-name="Strong_20_Emphasis"><text:span text:style-name="T15">w</text:span></text:span><text:span text:style-name="Strong_20_Emphasis"><text:span text:style-name="T13">eb RAC permet aux personnes intéressées par le processus RAC (appelées candidats) de suivre entièrement le processus en ligne, ce qui le rend moins perturbateur pour la vie quotidienne et nécessite moins d'aide pratique de la part d</text:span></text:span><text:span text:style-name="Strong_20_Emphasis"><text:span text:style-name="T20">u</text:span></text:span><text:span text:style-name="Strong_20_Emphasis"><text:span text:style-name="T13"> </text:span></text:span><text:span text:style-name="Strong_20_Emphasis"><text:span text:style-name="T11">Cégep Heritage</text:span></text:span><text:span text:style-name="Strong_20_Emphasis"><text:span text:style-name="T13">.</text:span></text:span></text:p>
      <text:p text:style-name="P1"><text:span text:style-name="Strong_20_Emphasis"><text:span text:style-name="T23"><text:tab/></text:span></text:span><text:bookmark text:name="result_box7"/><text:span text:style-name="Strong_20_Emphasis"><text:span text:style-name="T23">La principale fonction du système est de permettre aux candidats de remplir et de soumettre une auto-évaluation. </text:span></text:span><text:bookmark text:name="result_box8"/><text:span text:style-name="Strong_20_Emphasis"><text:span text:style-name="T23">L'auto-évaluation est divisée en compétences, chacune contenant un certain nombre d'éléments.</text:span></text:span><text:span text:style-name="Strong_20_Emphasis"><text:span text:style-name="T24"> </text:span></text:span><text:bookmark text:name="result_box9"/><text:span text:style-name="Strong_20_Emphasis"><text:span text:style-name="T24">Un </text:span></text:span><text:span text:style-name="Strong_20_Emphasis"><text:span text:style-name="T26">candidat</text:span></text:span><text:span text:style-name="Strong_20_Emphasis"><text:span text:style-name="T24"> évalue dans quelle mesure il croit qu'ils respectent chacun des éléments et fournit un exemple d'expérience qui, à son avis, prouve qu'il répond aux exigences en matière de compétences. </text:span></text:span><text:bookmark text:name="result_box10"/><text:span text:style-name="Strong_20_Emphasis"><text:span text:style-name="T24">Les candidats doivent également télécharger la documentation qui peut prouver les exemples d'expérience donnés.</text:span></text:span><text:span text:style-name="Strong_20_Emphasis"><text:span text:style-name="T25"> </text:span></text:span><text:bookmark text:name="result_box11"/><text:span text:style-name="Strong_20_Emphasis"><text:span text:style-name="T25">Ces documents peuvent prendre la forme de: certificats, descriptions de travail, lettres de l'employeur, relevés de notes des étudiants, etc. </text:span></text:span><text:bookmark text:name="result_box12"/><text:span text:style-name="Strong_20_Emphasis"><text:span text:style-name="T25">Une fois terminée, l'auto-évaluation est soumise au conseiller de RAC qui travaillera avec des spécialistes du contenu pour évaluer les réponses données par le </text:span></text:span><text:span text:style-name="Strong_20_Emphasis"><text:span text:style-name="T27">candidat</text:span></text:span><text:span text:style-name="Strong_20_Emphasis"><text:span text:style-name="T25">. </text:span></text:span><text:bookmark text:name="result_box13"/><text:span text:style-name="Strong_20_Emphasis"><text:span text:style-name="T25">Ce processus se produit en dehors du système. Une fois qu'une décision officielle a été prise, elle est remise au </text:span></text:span><text:span text:style-name="Strong_20_Emphasis"><text:span text:style-name="T28">candidat</text:span></text:span><text:span text:style-name="Strong_20_Emphasis"><text:span text:style-name="T25"> dans le système lui-même.</text:span></text:span></text:p>
      <text:p text:style-name="P7"><text:span text:style-name="Strong_20_Emphasis"><text:span text:style-name="T13"><text:tab/></text:span></text:span><text:bookmark text:name="result_box14"/><text:span text:style-name="Strong_20_Emphasis"><text:span text:style-name="T21">Les </text:span></text:span><text:span text:style-name="Strong_20_Emphasis"><text:span text:style-name="T29">candidat</text:span></text:span><text:span text:style-name="Strong_20_Emphasis"><text:span text:style-name="T21">s sont des utilisateurs qui cherchent à compléter le processus RAC. </text:span></text:span><text:bookmark text:name="result_box15"/><text:span text:style-name="Strong_20_Emphasis"><text:span text:style-name="T21">Ils ne sont pas intrinsèquement des étudiants au </text:span></text:span><text:span text:style-name="Strong_20_Emphasis"><text:span text:style-name="T30">Cégep </text:span></text:span><text:span text:style-name="Strong_20_Emphasis"><text:span text:style-name="T21">Heritage, et ils ne doivent pas non plus devenir des étudiants pour suivre le processus du RAC. </text:span></text:span><text:bookmark text:name="result_box16"/><text:span text:style-name="Strong_20_Emphasis"><text:span text:style-name="T21">Les </text:span></text:span><text:span text:style-name="Strong_20_Emphasis"><text:span text:style-name="T31">candidat</text:span></text:span><text:span text:style-name="Strong_20_Emphasis"><text:span text:style-name="T21">s ont acquis des compétences dans un domaine grâce à la formation, l'emploi, l'éducation antérieure, ou d'autres événements dans leur vie.</text:span></text:span><text:span text:style-name="Strong_20_Emphasis"><text:span text:style-name="T22"> </text:span></text:span><text:bookmark text:name="result_box17"/><text:span text:style-name="Strong_20_Emphasis"><text:span text:style-name="T22">Les </text:span></text:span><text:span text:style-name="Strong_20_Emphasis"><text:span text:style-name="T32">candidat</text:span></text:span><text:span text:style-name="Strong_20_Emphasis"><text:span text:style-name="T22">s sont intéressés à recevoir un DEC ou AEC lié à leur expérience. </text:span></text:span><text:bookmark text:name="result_box18"/><text:span text:style-name="Strong_20_Emphasis"><text:span text:style-name="T22">Les </text:span></text:span><text:span text:style-name="Strong_20_Emphasis"><text:span text:style-name="T33">candidat</text:span></text:span><text:span text:style-name="Strong_20_Emphasis"><text:span text:style-name="T22">s sont de personnes intéress</text:span></text:span><text:span text:style-name="Strong_20_Emphasis"><text:span text:style-name="T37">ees</text:span></text:span><text:span text:style-name="Strong_20_Emphasis"><text:span text:style-name="T22"> </text:span></text:span><text:span text:style-name="Strong_20_Emphasis"><text:span text:style-name="T21">à</text:span></text:span><text:span text:style-name="Strong_20_Emphasis"><text:span text:style-name="T22"> </text:span></text:span><text:span text:style-name="Strong_20_Emphasis"><text:span text:style-name="T38">démontrer</text:span></text:span><text:span text:style-name="Strong_20_Emphasis"><text:span text:style-name="T22"> de leurs compétences et connaissances acquises pour réduire le nombre de cours nécessaires pour obtenir leur DEC / AEC.</text:span></text:span></text:p>
      <text:p text:style-name="P2"><text:span text:style-name="Strong_20_Emphasis"><text:span text:style-name="T22"><text:tab/></text:span></text:span><text:bookmark text:name="result_box19"/><text:span text:style-name="Strong_20_Emphasis"><text:span text:style-name="T22">Le </text:span></text:span><text:span text:style-name="Strong_20_Emphasis"><text:span text:style-name="T9">conseiller</text:span></text:span><text:span text:style-name="Strong_20_Emphasis"><text:span text:style-name="T10"> de RAC</text:span></text:span><text:span text:style-name="Strong_20_Emphasis"><text:span text:style-name="T22"> est un employé de </text:span></text:span><text:span text:style-name="Strong_20_Emphasis"><text:span text:style-name="T30">Cégep </text:span></text:span><text:span text:style-name="Strong_20_Emphasis"><text:span text:style-name="T22">Heritage dont le travail consiste à aider un candidat à compléter le processus de RAC. </text:span></text:span><text:bookmark text:name="result_box20"/><text:span text:style-name="Strong_20_Emphasis"><text:span text:style-name="T22">Le </text:span></text:span><text:span text:style-name="Strong_20_Emphasis"><text:span text:style-name="T34">conseiller</text:span></text:span><text:span text:style-name="Strong_20_Emphasis"><text:span text:style-name="T22"> </text:span></text:span><text:span text:style-name="Strong_20_Emphasis"><text:span text:style-name="T34">de </text:span></text:span><text:span text:style-name="Strong_20_Emphasis"><text:span text:style-name="T22">RAC gère les programmes disponibles pour l'inscription sur l'application </text:span></text:span><text:span text:style-name="Strong_20_Emphasis"><text:span text:style-name="T34">w</text:span></text:span><text:span text:style-name="Strong_20_Emphasis"><text:span text:style-name="T22">eb RAC. </text:span></text:span><text:bookmark text:name="result_box21"/><text:span text:style-name="Strong_20_Emphasis"><text:span text:style-name="T22">Le </text:span></text:span><text:span text:style-name="Strong_20_Emphasis"><text:span text:style-name="T35">conseiller</text:span></text:span><text:span text:style-name="Strong_20_Emphasis"><text:span text:style-name="T22"> </text:span></text:span><text:span text:style-name="Strong_20_Emphasis"><text:span text:style-name="T35">de </text:span></text:span><text:span text:style-name="Strong_20_Emphasis"><text:span text:style-name="T22">RAC remet également l'auto-évaluation des </text:span></text:span><text:span text:style-name="Strong_20_Emphasis"><text:span text:style-name="T35">candidat</text:span></text:span><text:span text:style-name="Strong_20_Emphasis"><text:span text:style-name="T22">s (y compris des exemples d'expérience sous la forme de documents fournis par le candidat) à un spécialiste qui détermine si l'information fournie est suffisante pour compléter une compétence donnée. </text:span></text:span><text:bookmark text:name="result_box22"/><text:span text:style-name="Strong_20_Emphasis"><text:span text:style-name="T23">Le </text:span></text:span><text:span text:style-name="Strong_20_Emphasis"><text:span text:style-name="T36">conseiller</text:span></text:span><text:span text:style-name="Strong_20_Emphasis"><text:span text:style-name="T23"> de RAC contacte le candidat pour des réunions qui peuvent se tenir en personne et rend le jugement final donné par l'Ord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1:53:30.136000000</meta:creation-date>
    <dc:date>2018-04-28T13:08:31.915337285</dc:date>
    <meta:editing-duration>PT1H2M58S</meta:editing-duration>
    <meta:editing-cycles>45</meta:editing-cycles>
    <meta:generator>LibreOffice/5.4.6.2$Linux_X86_64 LibreOffice_project/40m0$Build-2</meta:generator>
    <meta:document-statistic meta:table-count="0" meta:image-count="0" meta:object-count="0" meta:page-count="2" meta:paragraph-count="7" meta:word-count="510" meta:character-count="3373" meta:non-whitespace-character-count="2865"/>
  </office:meta>
</office:document-meta>
</file>